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Bootstrapping (bootstrap) in Angular?</text:p>
      <text:p text:style-name="Standard">The Bootstrap is the root AppComponent that Angular creates and inserts into the “index.html” host web page.</text:p>
      <text:p text:style-name="P1">What is TypeScript?</text:p>
      <text:p text:style-name="Standard">TypeScript is a strongly typed, object oriented and compiled language and this language developed and maintained by Microsoft.It is a superset of JavaScript. <text:s/>The TypeScript is JavaScript and also has some additional features like static typing and class-based object-oriented programming, automatic assignment of constructor parameters and assigned null values and so on.</text:p>
      <text:p text:style-name="P1">What is Variable in TypeScript? How to Declare Variable in TypeScript?</text:p>
      <text:p text:style-name="Standard">The variable is simply a name of storage location and all variables must be identified with unique names and these unique names are called identifiers.</text:p>
      <text:p text:style-name="P1">What is Parameter Property TypeScript?</text:p>
      <text:p text:style-name="Standard">The TypeScript has so many useful features which not have in other programming languages. The TypeScript has an automatic assignment of constructor parameters that is called “Parameter Property”.</text:p>
      <text:p text:style-name="Standard">It is automatic assignment of constructor parameters to the relevant property. It is great but it is different to other languages.</text:p>
      <text:p text:style-name="Standard">Declaring a class with constructor arguments in C# and other programming language as,</text:p>
      <text:p text:style-name="Standard"><text:s/>class <text:span text:style-name="T1">Customer</text:span> {_name: string;_age: number;_adrress: string;</text:p>
      <text:p text:style-name="Standard"><text:s text:c="3"/>constructor(name: string, age: number, adrress: string) {</text:p>
      <text:p text:style-name="Standard"><text:s text:c="8"/>this.name = _name;</text:p>
      <text:p text:style-name="Standard"><text:s text:c="8"/>this.age = _age;</text:p>
      <text:p text:style-name="Standard"><text:s text:c="8"/>this.adrress = _adrress;</text:p>
      <text:p text:style-name="Standard"><text:s text:c="4"/>}</text:p>
      <text:p text:style-name="Standard">}</text:p>
      <text:p text:style-name="Standard">var <text:span text:style-name="T1">anonymousFunc</text:span> = function (num1: number, num2: number): number {</text:p>
      <text:p text:style-name="Standard"><text:s text:c="4"/>return num1 + num2;</text:p>
      <text:p text:style-name="Standard">}</text:p>
      <text:p text:style-name="Standard"><text:s/>console.log(<text:span text:style-name="T1">anonymousFunc</text:span>(10, 20)); //Return is 30</text:p>
      <text:p text:style-name="P1">Public,Private, and Protected modifiers as</text:p>
      <text:list xml:id="list8682854248196625642" text:style-name="L1">
        <text:list-item>
          <text:p text:style-name="P4">Public - accessible outside of the class</text:p>
        </text:list-item>
        <text:list-item>
          <text:p text:style-name="P4">Private - only accessible in the class only</text:p>
        </text:list-item>
        <text:list-item>
          <text:p text:style-name="P4">Protected - accessible in the class and the derived classes</text:p>
        </text:list-item>
      </text:list>
      <text:p text:style-name="Standard"><text:span text:style-name="T1">Public modifier by default - </text:span>When you are not put a modifier (public, private or protected) on your member definition then TypeScript will choose the public by default.</text:p>
      <text:p text:style-name="P1">Which access modifiers are implied when not specified?</text:p>
      <text:p text:style-name="Standard">Everything in a class is public if not specified. Everything in a module is private unless export keyword is used.</text:p>
      <text:p text:style-name="Standard"/>
      <text:p text:style-name="P1"><text:soft-page-break/>What is the purpose of the public access modifier for classes in Typescript?</text:p>
      <text:p text:style-name="Standard">Your sample code means exactly the same in TypeScript. When you don't put a modifier public, private or protected on your member definition then TypeScript will choose the default one which is public.</text:p>
      <text:p text:style-name="P1">TypeScript Public, Private, Protected and Readonly Modifiers!</text:p>
      <text:p text:style-name="Standard">The TypeScript supports to multiple modifiers and it is by default public.</text:p>
      <text:list xml:id="list2249703097419355296" text:style-name="L2">
        <text:list-item>
          <text:p text:style-name="P5">Public,</text:p>
        </text:list-item>
        <text:list-item>
          <text:p text:style-name="P5">Private,</text:p>
        </text:list-item>
        <text:list-item>
          <text:p text:style-name="P5">Protected and</text:p>
        </text:list-item>
        <text:list-item>
          <text:p text:style-name="P5">Read-only</text:p>
        </text:list-item>
      </text:list>
      <text:p text:style-name="Standard"/>
      <text:p text:style-name="Standard"><text:span text:style-name="T1">Public Modifier =&gt; </text:span>Public by default! It is freely access anywhere. In the below example, the class Employee and its members are by default public and we are freely access it.</text:p>
      <text:p text:style-name="Standard">class Employee {</text:p>
      <text:p text:style-name="Standard"><text:s text:c="4"/>empName: string;</text:p>
      <text:p text:style-name="Standard"><text:s text:c="4"/>constructor(name: string) {</text:p>
      <text:p text:style-name="Standard"><text:s text:c="8"/>this.empName = name;</text:p>
      <text:p text:style-name="Standard"><text:s text:c="4"/>}</text:p>
      <text:p text:style-name="Standard"><text:s text:c="4"/>salary(salary: number = 10000) {</text:p>
      <text:p text:style-name="Standard"><text:s text:c="8"/>console.log('Hello, ' + this.empName + ' Your Salary -' + salary);</text:p>
      <text:p text:style-name="Standard"><text:s text:c="4"/>}</text:p>
      <text:p text:style-name="Standard">}</text:p>
      <text:p text:style-name="Standard">let empSal = new Employee("Anil");</text:p>
      <text:p text:style-name="Standard">console.log(empSal.salary());</text:p>
      <text:p text:style-name="Standard">console.log(empSal.salary(40000));</text:p>
      <text:p text:style-name="Standard"><text:span text:style-name="T1">Private Modifier =&gt; </text:span>When using private modifier, we can’t be accessed from outside of its containing class.</text:p>
      <text:p text:style-name="Standard">class Employee {</text:p>
      <text:p text:style-name="Standard"><text:s text:c="4"/>private empName: string;</text:p>
      <text:p text:style-name="Standard"><text:s text:c="4"/>constructor(name: string) {</text:p>
      <text:p text:style-name="Standard"><text:s text:c="8"/>this.empName = name;</text:p>
      <text:p text:style-name="Standard"><text:s text:c="4"/>}</text:p>
      <text:p text:style-name="Standard"><text:s text:c="2"/>salary(salary: number = 10000) {</text:p>
      <text:p text:style-name="Standard"><text:s text:c="8"/>console.log('Hello, ' + this.empName + ' Your Salary -' + salary);</text:p>
      <text:p text:style-name="Standard"><text:s text:c="4"/>}</text:p>
      <text:p text:style-name="Standard">}</text:p>
      <text:p text:style-name="Standard">let emp = new Employee("Anil").empName; </text:p>
      <text:p text:style-name="Standard">//error: property 'empName' is private and only accesible in the class 'Employee'.</text:p>
      <text:p text:style-name="Standard"><text:soft-page-break/><text:span text:style-name="T1">Protected Modifier =&gt;</text:span> The protected modifier is very similar to private but only one difference that can be accessed by instances of deriving classes.</text:p>
      <text:p text:style-name="Standard">class Employee {</text:p>
      <text:p text:style-name="Standard"><text:s text:c="4"/>protected <text:s/>empName: string;</text:p>
      <text:p text:style-name="Standard"><text:s text:c="4"/>constructor(name: string) {</text:p>
      <text:p text:style-name="Standard"><text:s text:c="8"/>this.empName = name;</text:p>
      <text:p text:style-name="Standard"><text:s text:c="4"/>}</text:p>
      <text:p text:style-name="Standard"><text:s text:c="3"/>salary(salary: number = 10000) {</text:p>
      <text:p text:style-name="Standard"><text:s text:c="8"/>console.log('Hello, ' + this.empName + ' Your Salary -' + salary);</text:p>
      <text:p text:style-name="Standard"><text:s text:c="4"/>}</text:p>
      <text:p text:style-name="Standard">}</text:p>
      <text:p text:style-name="Standard">class Employer extends Employee {</text:p>
      <text:p text:style-name="Standard"><text:s text:c="4"/>private department: string;</text:p>
      <text:p text:style-name="Standard"><text:s text:c="3"/>constructor(empName: string, department: string) {</text:p>
      <text:p text:style-name="Standard"><text:s text:c="8"/>super(empName);</text:p>
      <text:p text:style-name="Standard"><text:s text:c="8"/>this.department = department;</text:p>
      <text:p text:style-name="Standard"><text:s text:c="4"/>}</text:p>
      <text:p text:style-name="Standard"><text:s text:c="2"/>salary(salary = 20000) {</text:p>
      <text:p text:style-name="Standard"><text:s text:c="8"/>super.salary(salary);</text:p>
      <text:p text:style-name="Standard"><text:s text:c="4"/>}</text:p>
      <text:p text:style-name="Standard">}</text:p>
      <text:p text:style-name="Standard">let <text:span text:style-name="T1">empSal</text:span> = new Employer("Anil", "IT");</text:p>
      <text:p text:style-name="Standard">console.log(empSal.salary());</text:p>
      <text:p text:style-name="Standard">console.log(empSal.empName); //error- the property 'empName' is protected and only accesible within the class 'Employee' and its child class</text:p>
      <text:p text:style-name="Standard"><text:span text:style-name="T1">Readonly Modifier =&gt; </text:span>Read-only properties must be initialized at their declaration or in the constructor.</text:p>
      <text:p text:style-name="Standard">class Employee {</text:p>
      <text:p text:style-name="Standard"><text:s text:c="4"/>readonly empName: string;</text:p>
      <text:p text:style-name="Standard"><text:s text:c="4"/>constructor(name: string) {</text:p>
      <text:p text:style-name="Standard"><text:s text:c="8"/>this.empName = name;</text:p>
      <text:p text:style-name="Standard"><text:s text:c="4"/>}</text:p>
      <text:p text:style-name="Standard"><text:s/>salary(salary: number = 10000) {</text:p>
      <text:p text:style-name="Standard"><text:s text:c="8"/>console.log('Hello, ' + this.empName + ' Your Salary -' + salary);</text:p>
      <text:p text:style-name="Standard"><text:s text:c="4"/>}</text:p>
      <text:p text:style-name="Standard">}</text:p>
      <text:p text:style-name="Standard">let emp = new Employee('Anil');</text:p>
      <text:p text:style-name="P1"><text:soft-page-break/>What is Functions in TypeScript? How many types you defined in TypeScript?</text:p>
      <text:p text:style-name="Standard">A function is a set of statements that perform a specific task and used to create readable, maintainable and re-usable code.</text:p>
      <text:p text:style-name="Standard">A function declaration tells to compiler about a function name, return type, and parameters.</text:p>
      <text:p text:style-name="Standard">TypeScript functions are almost similar to JavaScript functions but there are different ways of writing functions in TypeScript.</text:p>
      <text:p text:style-name="P1">Different types of functions are available in the TypeScript i.e.</text:p>
      <text:list xml:id="list7161169874959255132" text:style-name="L3">
        <text:list-item>
          <text:p text:style-name="P6">Normal function</text:p>
        </text:list-item>
        <text:list-item>
          <text:p text:style-name="P6">Anonymous Function</text:p>
        </text:list-item>
        <text:list-item>
          <text:p text:style-name="P6">Named Function</text:p>
        </text:list-item>
        <text:list-item>
          <text:p text:style-name="P6">Lambda Function/Arrow Function</text:p>
        </text:list-item>
        <text:list-item>
          <text:p text:style-name="P6">Class Function</text:p>
        </text:list-item>
        <text:list-item>
          <text:p text:style-name="P6">Optional Parameters</text:p>
        </text:list-item>
        <text:list-item>
          <text:p text:style-name="P6">Rest Parameters</text:p>
        </text:list-item>
        <text:list-item>
          <text:p text:style-name="P6">Default Parameters</text:p>
        </text:list-item>
      </text:list>
      <text:p text:style-name="Standard"><text:span text:style-name="T1">Anonymous Functions =&gt;</text:span> An anonymous function is a function that was declared without any named identifier to refer to it.</text:p>
      <text:p text:style-name="Standard">var hello = function () {</text:p>
      <text:p text:style-name="Standard"><text:s text:c="4"/>console.log('Hello Anil!, I am Anonymous.');</text:p>
      <text:p text:style-name="Standard">};</text:p>
      <text:p text:style-name="Standard">hello(); <text:s/><text:span text:style-name="T1">OR </text:span></text:p>
      <text:p text:style-name="Standard">setTimeout(function () {</text:p>
      <text:p text:style-name="Standard"><text:s text:c="4"/>console.log('Hello Anil!, I am Anonymous.');</text:p>
      <text:p text:style-name="Standard">}, 2000);</text:p>
      <text:p text:style-name="Standard">function printHello() {</text:p>
      <text:p text:style-name="Standard"><text:s text:c="4"/>console.log('Hello Anil!');</text:p>
      <text:p text:style-name="Standard">}</text:p>
      <text:p text:style-name="Standard">var anonymousFunc = function (num1: number, num2: number): number {</text:p>
      <text:p text:style-name="Standard"><text:s text:c="4"/>return num1 + num2; <text:s text:c="4"/></text:p>
      <text:p text:style-name="Standard">}<text:span text:style-name="T1"> //Example =&gt;TypeScript</text:span></text:p>
      <text:p text:style-name="Standard"><text:span text:style-name="T1">Named Function =&gt;</text:span> The named function is very similar to the JavaScript function and only one difference - we must declare the type on the passed parameters.</text:p>
      <text:p text:style-name="Standard">function <text:span text:style-name="T1">addTwoNumer</text:span>(num1, num2) { //Example–JavaScript</text:p>
      <text:p text:style-name="Standard"><text:s text:c="4"/>return num1 + num2;</text:p>
      <text:p text:style-name="Standard">}</text:p>
      <text:p text:style-name="Standard">function <text:span text:style-name="T1">addTwoNumer</text:span>(num1: number, num2: number): number {</text:p>
      <text:p text:style-name="Standard"><text:s text:c="4"/>return num1 + num2; </text:p>
      <text:p text:style-name="Standard">} <text:span text:style-name="T1">//Example=&gt;TypeScript</text:span></text:p>
      <text:p text:style-name="Standard"><text:soft-page-break/><text:span text:style-name="T1">Lambda Function/Arrow Function =&gt; </text:span>The arrow function is additional feature in typescript and it is also known as a lambda function. A lambda function is a function without a name.</text:p>
      <text:p text:style-name="Standard">var addNum = (n1: number, n2: number) =&gt; n1 + n2;</text:p>
      <text:p text:style-name="Standard">In the above, the “=&gt;” is a lambda operator and (n1 + n2) is the body of the function and (n1: number, n2: number) are inline parameters.</text:p>
      <text:p text:style-name="P1">For example –</text:p>
      <text:p text:style-name="Standard"><text:tab/>let addNum = (n1: number, n2: number): number =&gt; { return n1 + n2; }</text:p>
      <text:p text:style-name="Standard"><text:tab/>let multiNum = (n1: number, n2: number): number =&gt; { return n1 * n2; }</text:p>
      <text:p text:style-name="Standard"><text:tab/>let dividNum = (n1: number, n2: number): number =&gt; { return n1 / n2; }</text:p>
      <text:p text:style-name="Standard"><text:tab/></text:p>
      <text:p text:style-name="Standard"><text:tab/><text:span text:style-name="T1">addNum</text:span>(10, 2);// Result - 12</text:p>
      <text:p text:style-name="Standard"><text:tab/><text:span text:style-name="T1">multiNum</text:span>(10, 2);// Result - 20</text:p>
      <text:p text:style-name="Standard"><text:tab/><text:span text:style-name="T1">multiNum</text:span>(10, 2);// Result - 5</text:p>
      <text:p text:style-name="Standard"><text:span text:style-name="T1">Optional Parameters Function =&gt; </text:span>We can specify optional properties on interfaces and the property may be present or missing in the object.</text:p>
      <text:p text:style-name="Standard">In the below example, the address property is optional on the following “User” interface.</text:p>
      <text:p text:style-name="Standard">interface User{name: string;age:number;address?: string //Optional}</text:p>
      <text:p text:style-name="P1"/>
      <text:p text:style-name="P1">//FUNCTION USING USER INTERFACE </text:p>
      <text:p text:style-name="Standard"><text:s/>let userInfo = function(user: User) {</text:p>
      <text:p text:style-name="Standard"><text:s text:c="3"/>let info = "Hello, " + user.name + " Your Age is - " + user.age + " and Address is -" + user.address;</text:p>
      <text:p text:style-name="Standard"><text:s text:c="3"/>return info;</text:p>
      <text:p text:style-name="Standard">}</text:p>
      <text:p text:style-name="P1">//USER INFO JSON OBJECT</text:p>
      <text:p text:style-name="Standard"><text:tab/>let info={name: "Anil",age: 30}; //RESULT</text:p>
      <text:p text:style-name="Standard"><text:tab/>console.log(userInfo(info));</text:p>
      <text:p text:style-name="Standard"><text:span text:style-name="T1">Rest Parameters =&gt; </text:span>The Rest parameters do not restrict the number of values that we can pass to a function and the passed values must be the same type otherwise throw the error.</text:p>
      <text:p text:style-name="Standard">let <text:span text:style-name="T1">addNumbers</text:span> = function(...nums: number[]) {</text:p>
      <text:p text:style-name="Standard"><text:s text:c="4"/>let p; let sum: number = 0;</text:p>
      <text:p text:style-name="Standard"><text:s text:c="4"/>for (p = 0; p &lt; nums.length; p++) {</text:p>
      <text:p text:style-name="Standard"><text:s text:c="8"/>sum = sum + nums[p];</text:p>
      <text:p text:style-name="Standard"><text:s text:c="4"/>}</text:p>
      <text:p text:style-name="Standard"><text:s text:c="3"/>return sum;</text:p>
      <text:p text:style-name="Standard">}</text:p>
      <text:p text:style-name="Standard">addNumbers(1, 2);</text:p>
      <text:p text:style-name="Standard">addNumbers(1, 2, 3);</text:p>
      <text:p text:style-name="Standard">addNumbers(1, 12, 10, 18, 17);</text:p>
      <text:p text:style-name="Standard"><text:soft-page-break/><text:span text:style-name="T1">Default Parameters =&gt;</text:span> Function parameters can also be assigned values by default. A parameter can't be declared as optional and default both at the same time.</text:p>
      <text:p text:style-name="Standard"><text:s/>let discount = function (price: number, rate: number = 0.40) {</text:p>
      <text:p text:style-name="Standard"><text:s text:c="4"/>return price * rate;</text:p>
      <text:p text:style-name="Standard">}</text:p>
      <text:p text:style-name="Standard"><text:tab/>discount(500); // Result - 200</text:p>
      <text:p text:style-name="Standard"><text:tab/>discount(500, 0.45); // Result - 225</text:p>
      <text:p text:style-name="Standard"><text:span text:style-name="T1">Named Function =&gt; </text:span>The named function is very similar to the JavaScript function and only one difference - we must declare the type on the passed parameters.</text:p>
      <text:p text:style-name="Standard">function addTwoNumer(num1, num2) {</text:p>
      <text:p text:style-name="Standard"><text:s text:c="4"/>return num1 + num2;</text:p>
      <text:p text:style-name="Standard">}</text:p>
      <text:p text:style-name="Standard">function addTwoNumer(num1: number, num2: number): number {</text:p>
      <text:p text:style-name="Standard"><text:s text:c="4"/>return num1 + num2;</text:p>
      <text:p text:style-name="Standard">}</text:p>
      <text:p text:style-name="Standard"/>
      <text:p text:style-name="Standard">======================================== 2 ======================================</text:p>
      <text:p text:style-name="Standard">&lt;ng-template&gt; Element = &gt; &lt;ng-template&gt; is an angular element for rendering HTML. It is never displayed directly. Suppose we have following code in our HTML template.</text:p>
      <text:p text:style-name="Standard">&lt;ng-template&gt;</text:p>
      <text:p text:style-name="Standard"><text:s text:c="2"/>&lt;p&gt;Hello World!&lt;/p&gt;</text:p>
      <text:p text:style-name="Standard">&lt;/ng-template&gt;</text:p>
      <text:p text:style-name="Standard">When the code runs then the code written inside &lt;ng-template&gt; will not be displayed. It writes a comment. </text:p>
      <text:p text:style-name="Standard">&lt;ng-template&gt; is used by structural directive such as NgIf.</text:p>
      <text:p text:style-name="Standard"/>
      <text:p text:style-name="Standard"><text:span text:style-name="T1">NgIf =&gt;</text:span> NgIf is an structural directive that can add or remove host element and its descendants in DOM layout at run time. It conditionally shows the inline template. NgIf works on the basis of true and false result of given expression.</text:p>
      <text:p text:style-name="Standard">If condition is true, the elements will be added into DOM layout otherwise they will be removed. NgIf can be used in different ways.</text:p>
      <text:p text:style-name="Standard"><text:span text:style-name="T1"><text:s/>@ViewChild() </text:span>decorator configures a view query. @ViewChild() decorator can be used to get the first element or the directive matching the selector from the view DOM. @ViewChild() provides the instance of another component or directive in a parent component and then parent component can access the methods and properties of that component or directive. In this way using @ViewChild() a components can communicate with a component or directive. In a parent component we can use @ViewChild() for components, directives and template reference variable with ElementRef or TemplateRef. To use @ViewChild() we need to pass child component name or directive name or template variable as an argument. </text:p>
      <text:p text:style-name="Standard"><text:s/></text:p>
      <text:p text:style-name="P1"><text:soft-page-break/><text:s/>Angular 2 get clicked element ID</text:p>
      <text:p text:style-name="Standard"><text:s/>&lt;button (click)="onClick($event)" id="test"&gt;Click&lt;/button&gt;</text:p>
      <text:p text:style-name="Standard"><text:s text:c="2"/>onClick(event) {</text:p>
      <text:p text:style-name="Standard"><text:s text:c="4"/>var target = event.target || event.srcElement || event.currentTarget;</text:p>
      <text:p text:style-name="Standard"><text:s text:c="4"/>var idAttr = target.attributes.id;</text:p>
      <text:p text:style-name="Standard"><text:s text:c="4"/>var value = idAttr.nodeValue;</text:p>
      <text:p text:style-name="Standard"><text:s text:c="2"/>}</text:p>
      <text:p text:style-name="Standard"><text:s/>Angular @ContentChild and @ContentChildren decorator example. <text:s/>They are used to fetch first or all elements from content DOM. </text:p>
      <text:p text:style-name="Standard"/>
      <text:p text:style-name="Standard"><text:span text:style-name="T1">@ContentChild </text:span>gives first element matching the selector from the content DOM.</text:p>
      <text:p text:style-name="Standard"><text:span text:style-name="T1">@ContentChildren </text:span>gives all elements of content DOM as QueryList.</text:p>
      <text:p text:style-name="Standard"><text:span text:style-name="T1">@ContentChild and @ContentChildren </text:span>are set before ngAfterContentInit() is called. As a selector for @ContentChild and @ContentChildren, we can pass directive, component or local template variable. </text:p>
      <text:p text:style-name="Standard"/>
      <text:p text:style-name="Standard"><text:span text:style-name="T1">@ContentChild and @ContentChildren =&gt; </text:span>@ContentChild and @ContentChildren both are decorators. They are used to fetch single child element or all child elements from content DOM. Let us understand more about it. </text:p>
      <text:p text:style-name="Standard"><text:span text:style-name="T1">@ContentChild =&gt; </text:span>@ContentChild gives the first element or directive matching the selector from the content DOM. If new child element replaces the old one matching the selector in content DOM, then property will also be updated. </text:p>
      <text:p text:style-name="Standard"><text:span text:style-name="T1">@ViewChildren =&gt;</text:span> Returns the specified elements or directives from the view DOM as QueryList. The @ViewChildren decorator supports directive or component type as parameter, or the name of a template variable.</text:p>
      <text:p text:style-name="Standard">When the parameter is a component/directive the return value will be the component/directive instance.When the parameter is the name of a template variable, the return value will be a reference to the native element.</text:p>
      <text:list xml:id="list7923757876875624494" text:style-name="L4">
        <text:list-item>
          <text:p text:style-name="P7">**The children element which are located inside of its template of a component are called view children **. </text:p>
        </text:list-item>
        <text:list-item>
          <text:p text:style-name="P7">`On the other hand, **elements which are used between the opening and closing tags of the host element of a given component are called content children </text:p>
        </text:list-item>
      </text:list>
      <text:p text:style-name="Standard"><text:span text:style-name="T1">@ContentChild =&gt; </text:span><text:s/>@ContentChild has following metadata properties</text:p>
      <text:p text:style-name="Standard"><text:span text:style-name="T1">selector: </text:span>Directive type or the name used for querying. Find the example when type is directive.</text:p>
      <text:p text:style-name="Standard">@ContentChild(<text:span text:style-name="T1">BookDirective</text:span>) book: <text:span text:style-name="T1">BookDirective</text:span>;</text:p>
      <text:p text:style-name="Standard"><text:span text:style-name="T1"><text:s/>read: </text:span>This is optional metadata. It reads a different token from the queried element. </text:p>
      <text:p text:style-name="Standard"><text:span text:style-name="T1">@ContentChildren = &gt; </text:span>@ContentChildren is used to get QueryList of elements or directives from the content DOM. When there is change in content DOM, data in QueryList will also change. If child elements are added, we will get those new elements in QueryList. If child elements are removed, then those elements will be removed from the QueryList. The metadata properties of @ContentChildren are as follows. </text:p>
      <text:p text:style-name="Standard"/>
      <text:p text:style-name="Standard"><text:soft-page-break/><text:span text:style-name="T1">selector: </text:span>Directive type or the name used for querying. Find the example when type is directive.</text:p>
      <text:p text:style-name="Standard">@ContentChildren(BookDirective) topBooks: QueryList&lt;BookDirective&gt;</text:p>
      <text:p text:style-name="Standard"><text:span text:style-name="T1">descendants: </text:span>This is Boolean value. When it is true then direct children and other descendants will also be included. If the value is false then only direct children will be included. descendants is used as follows.</text:p>
      <text:p text:style-name="Standard">@ContentChildren(BookDirective, {<text:span text:style-name="T1">descendants</text:span>: true}) allBooks: QueryList&lt;BookDirective&gt; </text:p>
      <text:p text:style-name="Standard">The default value of descendants is false. </text:p>
      <text:p text:style-name="Standard"><text:span text:style-name="T1">read:</text:span> This is optional metadata. It reads a different token from the queried element.</text:p>
      <text:p text:style-name="Standard"><text:span text:style-name="T1">Using AfterContentInit =&gt; </text:span>AfterContentInit is a lifecycle hook that is called after directive content is fully initialized. It has a method ngAfterContentInit(). This method runs after angular loads external content into the component view. This method runs once after first ngDoCheck() method. Contents queried by @ContentChild and @ContentChildren are set before ngAfterContentInit() is called. AfterContentInit is used as given below.</text:p>
      <text:p text:style-name="Standard">@Component({ <text:s/>selector: 'friend', <text:s/>template:``})</text:p>
      <text:p text:style-name="Standard">export class FriendComponent implements AfterContentInit {</text:p>
      <text:p text:style-name="Standard"><text:tab/>@ContentChild('name') nameRef: ElementRef;</text:p>
      <text:p text:style-name="Standard"><text:tab/>ngAfterContentInit() {</text:p>
      <text:p text:style-name="Standard"><text:tab/> <text:s text:c="2"/>console.log(this.nameRef.nativeElement.innerHTML);</text:p>
      <text:p text:style-name="Standard"><text:tab/>}</text:p>
      <text:p text:style-name="Standard">}</text:p>
      <text:p text:style-name="Standard"><text:span text:style-name="T1"><text:s/>DynamicComponent <text:s/>=&gt;</text:span> <text:s/>Component can also be loaded dynamically at runtime using ComponentFactory, ComponentFactoryResolver and ViewContainerRef. Those components which need to be loaded dynamically should also be configured in entryComponents metadata of @NgModule decorator in module file.</text:p>
      <text:p text:style-name="Standard"><text:s/></text:p>
      <text:p text:style-name="Standard"><text:span text:style-name="T1">ComponentFactory and ComponentFactoryResolver =&gt; </text:span>ComponentFactory is used to create instance of components. ComponentFactoryResolver resolves a ComponentFactory for a specific component. It is used as follows.</text:p>
      <text:p text:style-name="Standard">let <text:span text:style-name="T1">componentFactory</text:span> = this.<text:span text:style-name="T1">componentFactoryResolver</text:span>.resolveComponentFactory(component); </text:p>
      <text:p text:style-name="Standard"><text:span text:style-name="T1">ViewContainerRef =&gt;</text:span> ViewContainerRef represents a container where we can attach one or more views. Some important methods of ViewContainerRef are c<text:span text:style-name="T1">reateEmbeddedView()</text:span> and <text:span text:style-name="T1">createComponent()</text:span>. <text:span text:style-name="T1">createEmbeddedView()</text:span> is used to attach embedded views based on TemplateRef. createComponent() instantiates a single component and inserts its host view into the view container at a specified index. In our dynamic component loader example, we will load component using createComponent() of ViewContainerRef.</text:p>
      <text:p text:style-name="Standard">let <text:span text:style-name="T1">componentRef</text:span> = viewContainerRef.<text:span text:style-name="T1">createComponent</text:span>(componentFactory); </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42</meta:editing-cycles>
    <meta:creation-date>2017-06-16T11:30:00</meta:creation-date>
    <dc:date>2018-02-08T19:04:00</dc:date>
    <meta:editing-duration>PT49M34S</meta:editing-duration>
    <meta:generator>OpenOffice/4.1.3$Win32 OpenOffice.org_project/413m1$Build-9783</meta:generator>
    <meta:print-date>2018-01-22T13:59:36.07</meta:print-date>
    <meta:document-statistic meta:table-count="0" meta:image-count="0" meta:object-count="0" meta:page-count="8" meta:paragraph-count="229" meta:word-count="2187" meta:character-count="148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